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wildcard_filter_float.test_list_map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_float.test_list_map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field_wildcard_filter_float.test_list_map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